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100000272C92E1CF92E97AEDC.png" manifest:media-type="image/png"/>
  <manifest:file-entry manifest:full-path="Pictures/1000020100000272000002729D6EAABCA69D4416.png" manifest:media-type="image/png"/>
  <manifest:file-entry manifest:full-path="Pictures/100002010000027200000272C4564FC32AB34262.png" manifest:media-type="image/png"/>
  <manifest:file-entry manifest:full-path="Pictures/100002010000027200000272D9F2BFD900F6DD3A.png" manifest:media-type="image/png"/>
  <manifest:file-entry manifest:full-path="Pictures/10000201000001D00000009BACBE0B8E3B9219F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Helvetica Neue Light" svg:font-family="'Helvetica Neue Light'"/>
    <style:font-face style:name="Ubuntu" svg:font-family="Ubuntu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4b74ac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solid" draw:fill-color="#5a88c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d6d6d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pr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4b74ac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5a88c7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d6d6d6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17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T1" style:family="text">
      <style:text-properties fo:font-variant="normal" fo:text-transform="none" fo:color="#312f30" style:text-line-through-style="none" style:text-line-through-type="none" style:text-position="0% 100%" style:font-name="Ubuntu" fo:font-size="41pt" fo:letter-spacing="normal" fo:font-style="italic" style:text-underline-style="none" fo:font-weight="normal" style:font-name-asian="Ubuntu" style:font-size-asian="41pt" style:font-style-asian="italic" style:font-weight-asian="normal" style:font-name-complex="Ubuntu" style:font-size-complex="41pt" style:font-style-complex="italic" style:font-weight-complex="normal"/>
    </style:style>
    <style:style style:name="T2" style:family="text">
      <style:text-properties fo:font-variant="normal" fo:text-transform="none" fo:color="#323031" style:text-line-through-style="none" style:text-line-through-type="none" style:text-position="0% 100%" style:font-name="Ubuntu Medium" fo:font-size="64pt" fo:letter-spacing="normal" fo:font-style="normal" style:text-underline-style="none" fo:font-weight="normal" style:font-name-asian="Ubuntu Medium" style:font-size-asian="64pt" style:font-style-asian="normal" style:font-weight-asian="normal" style:font-name-complex="Ubuntu Medium" style:font-size-complex="6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normal" style:text-underline-style="none" fo:font-weight="bold" style:font-name-asian="Ubuntu" style:font-size-asian="48pt" style:font-style-asian="normal" style:font-weight-asian="bold" style:font-name-complex="Ubuntu" style:font-size-complex="4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Ubuntu" style:font-size-asian="45pt" style:font-style-asian="normal" style:font-weight-asian="normal" style:font-name-complex="Ubuntu" style:font-size-complex="45pt" style:font-style-complex="normal" style:font-weight-complex="normal"/>
    </style:style>
    <style:style style:name="T5" style:family="text">
      <style:text-properties fo:font-variant="normal" fo:text-transform="none" fo:color="#323031" style:text-line-through-style="none" style:text-line-through-type="none" style:text-position="0% 100%" style:font-name="Ubuntu Medium" fo:font-size="39pt" fo:letter-spacing="normal" fo:font-style="normal" style:text-underline-style="none" fo:font-weight="normal" style:font-name-asian="Ubuntu Medium" style:font-size-asian="39pt" style:font-style-asian="normal" style:font-weight-asian="normal" style:font-name-complex="Ubuntu Medium" style:font-size-complex="3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12f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230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230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9;p1" draw:style-name="gr1" draw:text-style-name="P1" draw:layer="layout" svg:width="12.407cm" svg:height="11.656cm" svg:x="46.142cm" svg:y="16.65cm">
          <text:p text:style-name="P5"/>
          <draw:enhanced-geometry draw:mirror-horizontal="false" draw:mirror-vertical="false" drawooo:sub-view-size="21600 21600" draw:text-areas="0 0 ?f0 ?f1" svg:viewBox="0 0 0 0" draw:type="ooxml-non-primitive" draw:enhanced-path="M 8731 0 L 21600 74 13165 21600 0 21567 8731 0 Z N">
            <draw:equation draw:name="f0" draw:formula="logwidth"/>
            <draw:equation draw:name="f1" draw:formula="logheight"/>
          </draw:enhanced-geometry>
        </draw:custom-shape>
        <draw:custom-shape draw:name="Google Shape;60;p1" draw:style-name="gr2" draw:text-style-name="P2" draw:layer="layout" svg:width="58.7cm" svg:height="15.835cm" svg:x="-0.028cm" svg:y="10.879cm">
          <text:p text:style-name="P5"/>
          <draw:enhanced-geometry draw:mirror-horizontal="false" draw:mirror-vertical="false" drawooo:sub-view-size="21600 21600" draw:text-areas="0 0 ?f0 ?f1" svg:viewBox="0 0 0 0" draw:type="ooxml-non-primitive" draw:enhanced-path="M 0 209 L 21600 0 19080 21600 0 21600 0 209 Z N">
            <draw:equation draw:name="f0" draw:formula="logwidth"/>
            <draw:equation draw:name="f1" draw:formula="logheight"/>
          </draw:enhanced-geometry>
        </draw:custom-shape>
        <draw:frame draw:name="Google Shape;61;p1" draw:style-name="gr3" draw:text-style-name="P3" draw:layer="layout" svg:width="16.992cm" svg:height="5.663cm" svg:x="-3.284cm" svg:y="0.44cm">
          <draw:image xlink:href="Pictures/10000201000001D00000009BACBE0B8E3B9219F9.png" xlink:type="simple" xlink:show="embed" xlink:actuate="onLoad">
            <text:p/>
          </draw:image>
        </draw:frame>
        <draw:custom-shape draw:name="Google Shape;62;p1" draw:style-name="gr4" draw:text-style-name="P4" draw:layer="layout" svg:width="32.594cm" svg:height="3.858cm" svg:x="35.201cm" svg:y="31.396cm">
          <text:p text:style-name="P5"/>
          <draw:enhanced-geometry draw:mirror-horizontal="false" draw:mirror-vertical="false" drawooo:sub-view-size="21600 21600" draw:text-areas="0 0 ?f0 ?f1" svg:viewBox="0 0 0 0" draw:type="ooxml-non-primitive" draw:enhanced-path="M 1169 0 L 21600 0 21600 21600 0 21408 1169 0 Z N">
            <draw:equation draw:name="f0" draw:formula="logwidth"/>
            <draw:equation draw:name="f1" draw:formula="logheight"/>
          </draw:enhanced-geometry>
        </draw:custom-shape>
        <draw:custom-shape draw:name="Google Shape;63;p1" draw:style-name="gr5" draw:text-style-name="P6" draw:layer="layout" svg:width="28.753cm" svg:height="2.015cm" svg:x="38.004cm" svg:y="32.318cm">
          <text:p text:style-name="P5"><text:span text:style-name="T1">www.jhipster.te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" draw:style-name="gr3" draw:text-style-name="P3" draw:layer="layout" svg:width="5.291cm" svg:height="5.291cm" svg:x="21.352cm" svg:y="30.68cm">
          <draw:image xlink:href="Pictures/100002010000027200000272D9F2BFD900F6DD3A.png" xlink:type="simple" xlink:show="embed" xlink:actuate="onLoad">
            <text:p/>
          </draw:image>
        </draw:frame>
        <draw:frame draw:name="Google Shape;65;p1" draw:style-name="gr3" draw:text-style-name="P3" draw:layer="layout" svg:width="5.291cm" svg:height="5.291cm" svg:x="15.02cm" svg:y="30.68cm">
          <draw:image xlink:href="Pictures/1000020100000272000002729D6EAABCA69D4416.png" xlink:type="simple" xlink:show="embed" xlink:actuate="onLoad">
            <text:p/>
          </draw:image>
        </draw:frame>
        <draw:frame draw:name="Google Shape;66;p1" draw:style-name="gr3" draw:text-style-name="P3" draw:layer="layout" svg:width="5.291cm" svg:height="5.291cm" svg:x="8.688cm" svg:y="30.68cm">
          <draw:image xlink:href="Pictures/100002010000027200000272C4564FC32AB34262.png" xlink:type="simple" xlink:show="embed" xlink:actuate="onLoad">
            <text:p/>
          </draw:image>
        </draw:frame>
        <draw:frame draw:name="Google Shape;67;p1" draw:style-name="gr3" draw:text-style-name="P3" draw:layer="layout" svg:width="5.291cm" svg:height="5.299cm" svg:x="2.355cm" svg:y="30.675cm">
          <draw:image xlink:href="Pictures/100002010000027100000272C92E1CF92E97AEDC.png" xlink:type="simple" xlink:show="embed" xlink:actuate="onLoad">
            <text:p/>
          </draw:image>
        </draw:frame>
        <draw:custom-shape draw:name="Google Shape;68;p1" draw:style-name="gr5" draw:text-style-name="P6" draw:layer="layout" svg:width="30.948cm" svg:height="2.989cm" svg:x="2.086cm" svg:y="6.627cm">
          <text:p text:style-name="P7"><text:span text:style-name="T2">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" draw:style-name="gr5" draw:text-style-name="P6" draw:layer="layout" svg:width="12.407cm" svg:height="2.311cm" svg:x="2.086cm" svg:y="12.92cm">
          <text:p text:style-name="P7"><text:span text:style-name="T3">Talk su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" draw:style-name="gr6" draw:text-style-name="P6" draw:layer="layout" svg:width="50.462cm" svg:height="1.907cm" svg:x="2.086cm" svg:y="19.527cm">
          <text:p text:style-name="P7"><text:span text:style-name="T4">Talk details…………………………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" draw:style-name="gr5" draw:text-style-name="P6" draw:layer="layout" svg:width="17.788cm" svg:height="1.931cm" svg:x="47.184cm" svg:y="2.306cm">
          <text:p text:style-name="P5"><text:span text:style-name="T5">JHipster Code Con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6;p1:notes" presentation:style-name="pr1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57;p1:notes" draw:style-name="gr7" draw:layer="layout" svg:width="12.699cm" svg:height="9.524cm" svg:x="3.175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Helvetica Neue Light" svg:font-family="'Helvetica Neue Light'"/>
    <style:font-face style:name="Ubuntu" svg:font-family="Ubuntu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true" draw:fit-to-size="false" style:shrink-to-fit="false" fo:min-height="22.098cm" fo:padding-top="0.141cm" fo:padding-bottom="0.141cm" fo:padding-left="0.141cm" fo:padding-right="0.14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" fo:font-size="24pt" fo:letter-spacing="normal" fo:font-style="normal" style:text-underline-style="none" fo:font-weight="normal" style:font-name-asian="Helvetica Neue Light" style:font-size-asian="24pt" style:font-style-asian="normal" style:font-weight-asian="normal" style:font-name-complex="Helvetica Neue Light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3" presentation:style-name="TITLE-title" draw:layer="backgroundobjects" svg:width="57.855cm" svg:height="12.911cm" svg:x="4.939cm" svg:y="6.385cm" presentation:class="title" presentation:placeholder="true" presentation:user-transformed="true">
        <draw:text-box/>
      </draw:frame>
      <draw:frame draw:name="Google Shape;11;p3" presentation:style-name="TITLE-outline1" draw:layer="backgroundobjects" svg:width="57.855cm" svg:height="4.409cm" svg:x="4.939cm" svg:y="19.65cm" presentation:class="outline" presentation:placeholder="true" presentation:user-transformed="true">
        <draw:text-box/>
      </draw:frame>
      <draw:frame draw:name="Google Shape;12;p3" presentation:style-name="Mpr1" draw:text-style-name="MP6" draw:layer="backgroundobjects" svg:width="1.258cm" svg:height="22.38cm" svg:x="33.22cm" svg:y="36.336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4"/>
    <meta:generator>LibreOfficeDev/6.0.5.2$Linux_X86_64 LibreOffice_project/</meta:generator>
  </office:meta>
</office:document-meta>
</file>